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 style:data-style-name="N11"/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Heigh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Age</text:p>
          </table:table-cell>
          <table:table-cell/>
          <table:table-cell office:value-type="string">
            <text:p>Height</text:p>
          </table:table-cell>
          <table:table-cell office:value-type="string">
            <text:p>Weight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[Height,weight]</text:p>
          </table:table-cell>
          <table:table-cell office:value-type="string">
            <text:p>[Age]</text:p>
          </table:table-cell>
          <table:table-cell table:number-columns-repeated="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features</text:p>
          </table:table-cell>
          <table:table-cell office:value-type="string">
            <text:p>target</text:p>
          </table:table-cell>
          <table:table-cell table:number-columns-repeated="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3" office:value-type="percentage" office:value="0.66">
            <text:p>66.00%</text:p>
          </table:table-cell>
          <table:table-cell office:value-type="string">
            <text:p>X_Training</text:p>
          </table:table-cell>
          <table:table-cell office:value-type="string">
            <text:p>Y_Training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3" office:value-type="percentage" office:value="0.33">
            <text:p>33.00%</text:p>
          </table:table-cell>
          <table:table-cell office:value-type="string">
            <text:p>X_Test</text:p>
          </table:table-cell>
          <table:table-cell office:value-type="string">
            <text:p>Y_Test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B = intercept, where in the Y axis the line hit</text:p>
          </table:table-cell>
          <table:table-cell table:number-columns-repeated="5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y=ax+b</text:p>
          </table:table-cell>
          <table:table-cell office:value-type="string">
            <text:p>A = Slope, for 1 unit change in X direction, how much change should happen in Y direction</text:p>
          </table:table-cell>
          <table:table-cell table:number-columns-repeated="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H-CM</text:p>
          </table:table-cell>
          <table:table-cell office:value-type="string">
            <text:p>W-KG</text:p>
          </table:table-cell>
          <table:table-cell office:value-type="string">
            <text:p>W-KGPred</text:p>
          </table:table-cell>
          <table:table-cell table:number-columns-repeated="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>
            <draw:line table:end-cell-address="Sheet1.G27" table:end-x="0.5598in" table:end-y="0.0732in" draw:z-index="0" draw:style-name="gr1" draw:text-style-name="P1" svg:x1="0.5598in" svg:y1="0.0839in" svg:x2="0.5382in" svg:y2="1.6736in">
              <text:p/>
            </draw:line>
            <draw:line table:end-cell-address="Sheet1.I27" table:end-x="0.7906in" table:end-y="0.063in" draw:z-index="2" draw:style-name="gr1" draw:text-style-name="P1" svg:x1="0.2969in" svg:y1="1.6634in" svg:x2="2.5689in" svg:y2="0.0217in">
              <text:p/>
            </draw:line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 =0+A1</text:p>
          </table:table-cell>
          <table:table-cell office:value-type="string">
            <text:p>A=1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=0+A2</text:p>
          </table:table-cell>
          <table:table-cell office:value-type="string">
            <text:p>A=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6"/>
          <table:table-cell>
            <draw:line table:end-cell-address="Sheet1.J26" table:end-x="0.3256in" table:end-y="0.0744in" draw:z-index="1" draw:style-name="gr1" draw:text-style-name="P1" svg:x1="0.0445in" svg:y1="0.0528in" svg:x2="3.161in" svg:y2="0.0744in">
              <text:p/>
            </draw:line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Y=Age</text:p>
          </table:table-cell>
          <table:table-cell table:number-columns-repeated="11"/>
        </table:table-row>
        <table:table-row table:style-name="ro1">
          <table:table-cell table:number-columns-repeated="3"/>
          <table:table-cell>
            <draw:line table:end-cell-address="Sheet1.G40" table:end-x="0.6264in" table:end-y="0.0319in" draw:z-index="5" draw:style-name="gr1" draw:text-style-name="P1" svg:x1="0.6917in" svg:y1="2.1654in" svg:x2="3.2933in" svg:y2="0.1154in">
              <text:p/>
            </draw:line>
          </table:table-cell>
          <table:table-cell>
            <draw:line table:end-cell-address="Sheet1.E41" table:end-x="0.2969in" table:end-y="0.1362in" draw:z-index="3" draw:style-name="gr1" draw:text-style-name="P1" svg:x1="0.2969in" svg:y1="0.0004in" svg:x2="0.2858in" svg:y2="2.4476in">
              <text:p/>
            </draw:line>
          </table:table-cell>
          <table:table-cell table:number-columns-repeated="4"/>
          <table:table-cell office:value-type="string">
            <text:p>H-CM</text:p>
          </table:table-cell>
          <table:table-cell office:value-type="string">
            <text:p>W-KG</text:p>
          </table:table-cell>
          <table:table-cell office:value-type="string">
            <text:p>Age</text:p>
          </table:table-cell>
          <table:table-cell table:number-columns-repeated="3"/>
          <table:table-cell office:value-type="string">
            <text:p>B=1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=B+A1X1+A2X2</text:p>
          </table:table-cell>
          <table:table-cell office:value-type="string">
            <text:p>2=1+A1*1+A1*1</text:p>
          </table:table-cell>
          <table:table-cell office:value-type="string">
            <text:p>A1+A1=1</text:p>
          </table:table-cell>
          <table:table-cell office:value-type="string">
            <text:p>A1=0.5</text:p>
          </table:table-cell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1+3+.../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>
            <draw:line table:end-cell-address="Sheet1.I39" table:end-x="0.3622in" table:end-y="0.0941in" draw:z-index="4" draw:style-name="gr1" draw:text-style-name="P1" svg:x1="0.4504in" svg:y1="0.0941in" svg:x2="4.8075in" svg:y2="0.063in">
              <text:p/>
            </draw:line>
          </table:table-cell>
          <table:table-cell table:number-columns-repeated="4"/>
          <table:table-cell office:value-type="string">
            <text:p>X=H &amp; W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6/06/2018</text:date>, <text:time>10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laik</meta:initial-creator>
    <meta:creation-date>2018-06-06T08:57:45.18</meta:creation-date>
    <dc:date>2018-06-06T10:13:23.16</dc:date>
    <dc:creator>sandeep laik</dc:creator>
    <meta:editing-duration>PT1H15M40S</meta:editing-duration>
    <meta:editing-cycles>1</meta:editing-cycles>
    <meta:document-statistic meta:table-count="3" meta:cell-count="188" meta:object-count="6"/>
    <meta:generator>OpenOffice/4.1.5$Win32 OpenOffice.org_project/415m1$Build-9789</meta:generator>
  </office:meta>
</office:document-meta>
</file>